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a5be" officeooo:paragraph-rsid="0012a5be"/>
    </style:style>
    <style:style style:name="P2" style:family="paragraph" style:parent-style-name="Standard">
      <style:text-properties style:text-underline-style="solid" style:text-underline-width="auto" style:text-underline-color="font-color" officeooo:rsid="0012a5be" officeooo:paragraph-rsid="0012a5be"/>
    </style:style>
    <style:style style:name="P3" style:family="paragraph" style:parent-style-name="Standard">
      <style:text-properties style:text-underline-style="solid" style:text-underline-width="auto" style:text-underline-color="font-color" officeooo:rsid="0013e331" officeooo:paragraph-rsid="0013e331"/>
    </style:style>
    <style:style style:name="P4" style:family="paragraph" style:parent-style-name="Standard">
      <style:text-properties style:text-underline-style="solid" style:text-underline-width="auto" style:text-underline-color="font-color" officeooo:rsid="0016badb" officeooo:paragraph-rsid="0016badb"/>
    </style:style>
    <style:style style:name="P5" style:family="paragraph" style:parent-style-name="Standard">
      <style:text-properties style:text-underline-style="solid" style:text-underline-width="auto" style:text-underline-color="font-color" officeooo:rsid="0017bc36" officeooo:paragraph-rsid="0017bc36"/>
    </style:style>
    <style:style style:name="P6" style:family="paragraph" style:parent-style-name="Standard">
      <style:text-properties style:text-underline-style="solid" style:text-underline-width="auto" style:text-underline-color="font-color" officeooo:rsid="00190d85" officeooo:paragraph-rsid="00190d85"/>
    </style:style>
    <style:style style:name="P7" style:family="paragraph" style:parent-style-name="Standard">
      <style:text-properties style:text-underline-style="solid" style:text-underline-width="auto" style:text-underline-color="font-color" officeooo:rsid="001f1811" officeooo:paragraph-rsid="001f1811"/>
    </style:style>
    <style:style style:name="P8" style:family="paragraph" style:parent-style-name="Standard">
      <style:text-properties style:text-underline-style="solid" style:text-underline-width="auto" style:text-underline-color="font-color" officeooo:rsid="001f1811" officeooo:paragraph-rsid="002c60db"/>
    </style:style>
    <style:style style:name="P9" style:family="paragraph" style:parent-style-name="Standard">
      <style:text-properties style:text-underline-style="solid" style:text-underline-width="auto" style:text-underline-color="font-color" officeooo:rsid="0020f416" officeooo:paragraph-rsid="0020f416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534d8" officeooo:paragraph-rsid="002534d8" style:font-style-asian="normal" style:font-style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2a15d5" officeooo:paragraph-rsid="002a15d5" style:font-style-asian="normal" style:font-style-complex="normal"/>
    </style:style>
    <style:style style:name="P12" style:family="paragraph" style:parent-style-name="Standard">
      <style:text-properties style:text-underline-style="none" officeooo:rsid="0012a5be" officeooo:paragraph-rsid="0012a5be"/>
    </style:style>
    <style:style style:name="P13" style:family="paragraph" style:parent-style-name="Standard">
      <style:text-properties style:text-underline-style="none" fo:font-weight="normal" officeooo:rsid="0013e835" officeooo:paragraph-rsid="0012a5be" style:font-weight-asian="normal" style:font-weight-complex="normal"/>
    </style:style>
    <style:style style:name="P14" style:family="paragraph" style:parent-style-name="Standard">
      <style:text-properties fo:font-style="italic" style:text-underline-style="none" officeooo:rsid="0013e331" officeooo:paragraph-rsid="0013e331" style:font-style-asian="italic" style:font-style-complex="italic"/>
    </style:style>
    <style:style style:name="P15" style:family="paragraph" style:parent-style-name="Standard">
      <style:text-properties fo:font-style="italic" style:text-underline-style="none" officeooo:rsid="0016badb" officeooo:paragraph-rsid="0016badb" style:font-style-asian="italic" style:font-style-complex="italic"/>
    </style:style>
    <style:style style:name="P16" style:family="paragraph" style:parent-style-name="Standard">
      <style:text-properties fo:font-style="italic" style:text-underline-style="none" fo:font-weight="normal" officeooo:rsid="0020f416" officeooo:paragraph-rsid="001f181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style:text-underline-style="none" fo:font-weight="normal" officeooo:rsid="0020f416" officeooo:paragraph-rsid="002c60db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20f416" officeooo:paragraph-rsid="002da1d5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218a35" officeooo:paragraph-rsid="002c60db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style:text-underline-style="none" officeooo:rsid="00162dd0" officeooo:paragraph-rsid="00162dd0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6badb" officeooo:paragraph-rsid="0016badb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7bc36" officeooo:paragraph-rsid="0017bc36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1be47c" officeooo:paragraph-rsid="0017bc36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1dd859" officeooo:paragraph-rsid="0017bc36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190d85" officeooo:paragraph-rsid="00190d85" style:font-style-asian="normal" style:font-style-complex="normal"/>
    </style:style>
    <style:style style:name="P26" style:family="paragraph" style:parent-style-name="Standard">
      <style:text-properties fo:font-style="normal" style:text-underline-style="none" fo:font-weight="normal" officeooo:rsid="00194ad8" officeooo:paragraph-rsid="001f181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f1811" officeooo:paragraph-rsid="001f181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21c7ee" officeooo:paragraph-rsid="0020f416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220d4a" officeooo:paragraph-rsid="0020f41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24596b" officeooo:paragraph-rsid="002534d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2a15d5" officeooo:paragraph-rsid="002534d8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normal" officeooo:rsid="002a15d5" officeooo:paragraph-rsid="002a15d5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2ade79" officeooo:paragraph-rsid="002a15d5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text-position="0% 100%" fo:font-style="normal" style:text-underline-style="none" fo:font-weight="normal" officeooo:rsid="003f7156" officeooo:paragraph-rsid="002da1d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break-before="page"/>
      <style:text-properties fo:font-style="normal" style:text-underline-style="none" fo:font-weight="normal" officeooo:rsid="00194ad8" officeooo:paragraph-rsid="001f181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break-before="page"/>
      <style:text-properties fo:font-style="normal" style:text-underline-style="none" fo:font-weight="normal" officeooo:rsid="0024596b" officeooo:paragraph-rsid="002534d8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3e835"/>
    </style:style>
    <style:style style:name="T3" style:family="text">
      <style:text-properties style:text-underline-style="none" fo:font-weight="bold" officeooo:rsid="0013e835" style:font-weight-asian="bold" style:font-weight-complex="bold"/>
    </style:style>
    <style:style style:name="T4" style:family="text">
      <style:text-properties style:text-underline-style="none" fo:font-weight="bold" officeooo:rsid="002a15d5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4596b" style:font-weight-asian="normal" style:font-weight-complex="normal"/>
    </style:style>
    <style:style style:name="T7" style:family="text">
      <style:text-properties style:text-underline-style="none" fo:font-weight="normal" officeooo:rsid="002919fe" style:font-weight-asian="normal" style:font-weight-complex="normal"/>
    </style:style>
    <style:style style:name="T8" style:family="text">
      <style:text-properties style:text-underline-style="none" fo:font-weight="normal" officeooo:rsid="002a15d5" style:font-weight-asian="normal" style:font-weight-complex="normal"/>
    </style:style>
    <style:style style:name="T9" style:family="text">
      <style:text-properties style:text-underline-style="none" fo:font-weight="normal" officeooo:rsid="002ade79" style:font-weight-asian="normal" style:font-weight-complex="normal"/>
    </style:style>
    <style:style style:name="T10" style:family="text">
      <style:text-properties style:text-underline-style="none" fo:font-weight="normal" officeooo:rsid="002da1d5" style:font-weight-asian="normal" style:font-weight-complex="normal"/>
    </style:style>
    <style:style style:name="T11" style:family="text">
      <style:text-properties style:text-underline-style="none" officeooo:rsid="0025c011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fo:font-weight="normal" officeooo:rsid="0020f416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18a35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2259c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24596b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2da1d5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13e835" style:font-style-asian="normal" style:font-style-complex="normal"/>
    </style:style>
    <style:style style:name="T20" style:family="text">
      <style:text-properties fo:font-style="normal" style:text-underline-style="none" officeooo:rsid="00153441" style:font-style-asian="normal" style:font-style-complex="normal"/>
    </style:style>
    <style:style style:name="T21" style:family="text">
      <style:text-properties fo:font-style="normal" style:text-underline-style="none" officeooo:rsid="00162dd0" style:font-style-asian="normal" style:font-style-complex="normal"/>
    </style:style>
    <style:style style:name="T22" style:family="text">
      <style:text-properties fo:font-style="normal" style:text-underline-style="none" officeooo:rsid="00190d85" style:font-style-asian="normal" style:font-style-complex="normal"/>
    </style:style>
    <style:style style:name="T23" style:family="text">
      <style:text-properties fo:font-style="normal" style:text-underline-style="none" officeooo:rsid="00194ad8" style:font-style-asian="normal" style:font-style-complex="normal"/>
    </style:style>
    <style:style style:name="T24" style:family="text">
      <style:text-properties fo:font-style="normal" style:text-underline-style="none" officeooo:rsid="00194d01" style:font-style-asian="normal" style:font-style-complex="normal"/>
    </style:style>
    <style:style style:name="T25" style:family="text">
      <style:text-properties fo:font-style="normal" style:text-underline-style="none" officeooo:rsid="001a733b" style:font-style-asian="normal" style:font-style-complex="normal"/>
    </style:style>
    <style:style style:name="T26" style:family="text">
      <style:text-properties fo:font-style="normal" style:text-underline-style="none" officeooo:rsid="001be47c" style:font-style-asian="normal" style:font-style-complex="normal"/>
    </style:style>
    <style:style style:name="T27" style:family="text">
      <style:text-properties fo:font-style="normal" style:text-underline-style="none" officeooo:rsid="001dd859" style:font-style-asian="normal" style:font-style-complex="normal"/>
    </style:style>
    <style:style style:name="T28" style:family="text">
      <style:text-properties fo:font-style="normal" style:text-underline-style="none" officeooo:rsid="001e5008" style:font-style-asian="normal" style:font-style-complex="normal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194ad8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94ad8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0f41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1c7e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220d4a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2259cd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4596b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/21/18</text:p>
      <text:p text:style-name="P1"/>
      <text:p text:style-name="P2">Decorator</text:p>
      <text:p text:style-name="P12"/>
      <text:p text:style-name="P2"><text:span text:style-name="T1">- </text:span><text:span text:style-name="T11">Also called “wrapper” functions</text:span></text:p>
      <text:p text:style-name="P2"><text:span text:style-name="T1">- </text:span><text:span text:style-name="T2">The following takes an input function defines an “inner” function using </text:span><text:span text:style-name="T3">func</text:span></text:p>
      <text:p text:style-name="P13">* returns inner function</text:p>
      <text:p text:style-name="P13"/>
      <text:p text:style-name="P3"><text:span text:style-name="T1">&gt;<text:line-break/><text:tab/>#</text:span><text:span text:style-name="T12">function → (decorated) function</text:span></text:p>
      <text:p text:style-name="P14"/>
      <text:p text:style-name="P3"><text:span text:style-name="T12"><text:tab/></text:span><text:span text:style-name="T19">def <text:s/>b_decorate(func):<text:line-break/><text:tab/><text:tab/>def decorated_func(name):</text:span></text:p>
      <text:p text:style-name="P3"><text:span text:style-name="T19"><text:tab/><text:tab/><text:tab/></text:span><text:span text:style-name="T20">return “&lt;b&gt;” + func(name) + “&lt;/b&gt;”</text:span></text:p>
      <text:p text:style-name="P3"><text:span text:style-name="T20"><text:tab/></text:span><text:span text:style-name="T21">return decorated_func</text:span></text:p>
      <text:p text:style-name="P20">&lt;</text:p>
      <text:p text:style-name="P20"/>
      <text:p text:style-name="P21">&gt;&gt;&gt; get_text_bold = b_decorate(get_text)</text:p>
      <text:p text:style-name="P4"><text:span text:style-name="T18">&gt;&gt;&gt; get_text_bold(“raul”)<text:tab/><text:tab/>//</text:span><text:span text:style-name="T12">then returns decorated string</text:span></text:p>
      <text:p text:style-name="P15"/>
      <text:p text:style-name="P4"><text:span text:style-name="T12">- </text:span><text:span text:style-name="T18">a new ariable was assigned the functionality of the decorator function.</text:span></text:p>
      <text:p text:style-name="P21">* get text accepts a string and so get_text_bold passes its ouput into the decorator</text:p>
      <text:p text:style-name="P21"/>
      <text:p text:style-name="P22">&gt;<text:line-break/><text:tab/>def doc_it(func):</text:p>
      <text:p text:style-name="P5"><text:span text:style-name="T18"><text:tab/><text:tab/>def new_func(*</text:span><text:span text:style-name="T22">args, **kwargs):</text:span></text:p>
      <text:p text:style-name="P5"><text:span text:style-name="T22"><text:tab/><text:tab/><text:tab/>print(“Running: “, </text:span><text:span text:style-name="T23">func.__name__</text:span><text:span text:style-name="T24">)</text:span></text:p>
      <text:p text:style-name="P5"><text:span text:style-name="T24"><text:tab/><text:tab/><text:tab/></text:span><text:span text:style-name="T25">print(“Positional args: “, args)</text:span></text:p>
      <text:p text:style-name="P5"><text:span text:style-name="T25"><text:tab/><text:tab/><text:tab/></text:span><text:span text:style-name="T26">print(“Keyword args”, kwargs)</text:span></text:p>
      <text:p text:style-name="P23"/>
      <text:p text:style-name="P23"><text:tab/><text:tab/><text:tab/>result = func(*args, **kwargs)</text:p>
      <text:p text:style-name="P5"><text:span text:style-name="T22"><text:tab/><text:tab/><text:tab/></text:span><text:span text:style-name="T27">print(“result is: “, result)</text:span></text:p>
      <text:p text:style-name="P24"><text:tab/><text:tab/><text:tab/>return result</text:p>
      <text:p text:style-name="P5"><text:span text:style-name="T27"><text:tab/><text:tab/></text:span><text:span text:style-name="T28">return new_func</text:span></text:p>
      <text:p text:style-name="P25">&lt;</text:p>
      <text:p text:style-name="P25"/>
      <text:p text:style-name="P25">- built in object methods for any function object</text:p>
      <text:p text:style-name="P6"><text:span text:style-name="T18">* </text:span><text:span text:style-name="T29">__</text:span><text:span text:style-name="T30">name__ </text:span><text:span text:style-name="T32">is the function name. Note: double underscore format</text:span></text:p>
      <text:p text:style-name="P26"/>
      <text:p text:style-name="P26"/>
      <text:p text:style-name="P35"/>
      <text:p text:style-name="P7"><text:span text:style-name="T32">&gt;<text:line-break/><text:tab/></text:span><text:span text:style-name="T31">def sum_squares(list_nums):</text:span></text:p>
      <text:p text:style-name="P27"><text:tab/><text:tab/>return sum(a * a for a in list_nums)</text:p>
      <text:p text:style-name="P27"/>
      <text:p text:style-name="P27"><text:tab/>dec_sum_squares = doc_it(sum_squares([6,8])</text:p>
      <text:p text:style-name="P27"/>
      <text:p text:style-name="P27"><text:tab/>“””</text:p>
      <text:p text:style-name="P7"><text:span text:style-name="T31"><text:tab/></text:span><text:span text:style-name="T14">Output:</text:span></text:p>
      <text:p text:style-name="P7"><text:span text:style-name="T31"><text:tab/><text:tab/></text:span><text:span text:style-name="T13">Running the func: sum_squares</text:span></text:p>
      <text:p text:style-name="P16"><text:tab/><text:tab/>Positional args:<text:tab/>([6,8],)</text:p>
      <text:p text:style-name="P16"><text:tab/><text:tab/>Keyword args: {}</text:p>
      <text:p text:style-name="P16"><text:tab/><text:tab/>result is:<text:tab/>100</text:p>
      <text:p text:style-name="P16"><text:tab/><text:tab/>100</text:p>
      <text:p text:style-name="P7"><text:span text:style-name="T13"><text:tab/></text:span><text:span text:style-name="T33">“””</text:span></text:p>
      <text:p text:style-name="P9"><text:span text:style-name="T31">&lt;<text:line-break/></text:span><text:span text:style-name="T34">&gt;</text:span></text:p>
      <text:p text:style-name="P28"><text:tab/>def greeting(hour,name=”fred”):</text:p>
      <text:p text:style-name="P9"><text:span text:style-name="T34"><text:tab/><text:tab/></text:span><text:span text:style-name="T35">if hour &lt; 0 or hour &gt; 23:</text:span></text:p>
      <text:p text:style-name="P29"><text:tab/><text:tab/><text:tab/>return “Go home”</text:p>
      <text:p text:style-name="P29"><text:tab/><text:tab/>elif hour &lt; 12:</text:p>
      <text:p text:style-name="P29"><text:tab/><text:tab/><text:tab/>return “Good morning “ + name</text:p>
      <text:p text:style-name="P29"><text:tab/><text:tab/>elif hour &lt; 18:</text:p>
      <text:p text:style-name="P29"><text:tab/><text:tab/><text:tab/>return “Good afternoon” + name</text:p>
      <text:p text:style-name="P29"><text:tab/><text:tab/>else:</text:p>
      <text:p text:style-name="P29"><text:tab/><text:tab/><text:tab/>return “Good evening” + name</text:p>
      <text:p text:style-name="P29"/>
      <text:p text:style-name="P29"/>
      <text:p text:style-name="P9"><text:span text:style-name="T35"><text:tab/></text:span><text:span text:style-name="T36">greeting(0)<text:tab/><text:tab/><text:tab/><text:tab/>//”</text:span><text:span text:style-name="T15">Good morning fred”</text:span></text:p>
      <text:p text:style-name="P9"><text:span text:style-name="T15"><text:tab/></text:span><text:span text:style-name="T36">greeting(13, “wilma”)<text:tab/><text:tab/>//”</text:span><text:span text:style-name="T15">Good morning wilma”</text:span></text:p>
      <text:p text:style-name="P9"><text:span text:style-name="T15"><text:tab/></text:span><text:span text:style-name="T37">greeting(19, name = “frodo”)<text:tab/>//”</text:span><text:span text:style-name="T16">Good morning frodo”</text:span></text:p>
      <text:p text:style-name="P30">&lt;</text:p>
      <text:p text:style-name="P30"/>
      <text:p text:style-name="P36"/>
      <text:p text:style-name="P10"><text:span text:style-name="T6">- </text:span><text:span text:style-name="T7">Another way to “attach” a decorator to a function</text:span></text:p>
      <text:p text:style-name="P10"><text:span text:style-name="T7">* </text:span><text:span text:style-name="T8">( </text:span><text:span text:style-name="T4">@ </text:span><text:span text:style-name="T8">) operator in front of a function to be decorted</text:span></text:p>
      <text:p text:style-name="P31"/>
      <text:p text:style-name="P32">&gt;</text:p>
      <text:p text:style-name="P32"><text:tab/>@doc_it</text:p>
      <text:p text:style-name="P32"><text:tab/>def sum_cubes(nums_list):</text:p>
      <text:p text:style-name="P32"><text:tab/><text:tab/>return sum(a * a * a for a in nums_list)</text:p>
      <text:p text:style-name="P32"/>
      <text:p text:style-name="P11"><text:span text:style-name="T5"><text:tab/></text:span><text:span text:style-name="T9">sum_cubes([1,2,3,</text:span><text:span text:style-name="T10">4</text:span><text:span text:style-name="T9">])</text:span></text:p>
      <text:p text:style-name="P33"/>
      <text:p text:style-name="P33"><text:tab/>“””</text:p>
      <text:p text:style-name="P19"><text:tab/>Output:</text:p>
      <text:p text:style-name="P8"><text:span text:style-name="T31"><text:tab/><text:tab/></text:span><text:span text:style-name="T13">Running the func: sum_squares</text:span></text:p>
      <text:p text:style-name="P8"><text:span text:style-name="T13"><text:tab/><text:tab/>Positional args:<text:tab/>([</text:span><text:span text:style-name="T17">1,2,3,4</text:span><text:span text:style-name="T13">],)</text:span></text:p>
      <text:p text:style-name="P17"><text:tab/><text:tab/>Keyword args: {}</text:p>
      <text:p text:style-name="P17"><text:tab/><text:tab/>result is:<text:tab/>100</text:p>
      <text:p text:style-name="P17"><text:tab/><text:tab/>100</text:p>
      <text:p text:style-name="P17"><text:tab/>“””</text:p>
      <text:p text:style-name="P18">&lt;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2:47:34.544233309</meta:creation-date>
    <dc:date>2018-02-21T14:14:53.466538180</dc:date>
    <meta:editing-duration>PT1H27M4S</meta:editing-duration>
    <meta:editing-cycles>42</meta:editing-cycles>
    <meta:generator>LibreOffice/5.4.4.2$Linux_X86_64 LibreOffice_project/40m0$Build-2</meta:generator>
    <meta:document-statistic meta:table-count="0" meta:image-count="0" meta:object-count="0" meta:page-count="3" meta:paragraph-count="67" meta:word-count="271" meta:character-count="1818" meta:non-whitespace-character-count="1518"/>
  </office:meta>
</office:document-meta>
</file>